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wastekochi.com/locations/kakkanad/free-ewaste-pickup-kochi/</text:p>
      <text:p text:style-name="Standard">https://ewastekochi.com/locations/vyttila/corporate-ewaste-kochi/</text:p>
      <text:p text:style-name="Standard">https://ewastekochi.com/blogs/government-rules/how-disposal-mistakes-create-data-breach-risk-in-kakkanad-kochi/</text:p>
      <text:p text:style-name="Standard">https://www.ewastekochi.com/blogs/recycling/laptop-recycling-in-infopark-kochi-reuse-buyback-or-scrap/</text:p>
      <text:p text:style-name="Standard">https://ewastekochi.com/blogs/ewaste-laws/kspcb-authorized-recyclers-list-how-thiruvananthapuram-businesses-verify-vendors/</text:p>
      <text:p text:style-name="Standard">https://ewastekochi.com/locations/kalady/ups-inverter-recycling-kochi/</text:p>
      <text:p text:style-name="Standard">https://ewastekochi.com/services/laptop-buyback-kochi/</text:p>
      <text:p text:style-name="Standard">https://ewastekochi.com/services/dpdp-act-compliance-kochi/</text:p>
      <text:p text:style-name="Standard">https://ewastekochi.com/locations/smart-city-kochi/certificate-of-destruction-kochi/</text:p>
      <text:p text:style-name="Standard">https://ewastekochi.com/locations/kozhikode/itad-kochi/</text:p>
      <text:p text:style-name="Standard">https://ewastekochi.com/locations/thrikkakara/</text:p>
      <text:p text:style-name="Standard">https://ewastekochi.com/locations/kannur/certificate-of-destruction-kochi/</text:p>
      <text:p text:style-name="Standard">https://ewastekochi.com/locations/kalamassery-hitech-park/itad-kochi</text:p>
      <text:p text:style-name="Standard">https://ewastekochi.com/locations/perumbavoor/itad-kochi/</text:p>
      <text:p text:style-name="Standard">https://ewastekochi.com/locations/ernakulam-south/mobile-recycling-kochi/</text:p>
      <text:p text:style-name="Standard">https://ewastekochi.com/locations/kozhikode/tv-monitor-recycling-kochi/</text:p>
      <text:p text:style-name="Standard">https://www.ewastekochi.com/blogs/disposal/</text:p>
      <text:p text:style-name="Standard">https://ewastekochi.com/locations/kollam/hard-drive-shredding-kochi</text:p>
      <text:p text:style-name="Standard">https://ewastekochi.com/locations/thrikkakara/air-conditioner-recycling-kochi/</text:p>
      <text:p text:style-name="Standard">https://www.ewastekochi.com/locations/kozhikode/electronic-waste-disposal</text:p>
      <text:p text:style-name="Standard">https://ewastekochi.com/locations/ewaste-682239.html</text:p>
      <text:p text:style-name="Standard">https://ewastekochi.com/blogs/disposal/corporate-e-waste-clearance-checklist-for-edappally-kochi/</text:p>
      <text:p text:style-name="Standard">https://ewastekochi.com/blogs/environmental-impact/how-e-waste-recycling-reduces-carbon-footprint-in-edappally-kochi/</text:p>
      <text:p text:style-name="Standard">https://ewastekochi.com/locations/malappuram/certificate-of-destruction-kochi/</text:p>
      <text:p text:style-name="Standard">https://ewastekochi.com/locations/maradu/free-ewaste-pickup-kochi</text:p>
      <text:p text:style-name="Standard">https://ewastekochi.com/locations/thrissur/laptop-buyback-kochi/</text:p>
      <text:p text:style-name="Standard">https://ewastekochi.com/locations/ernakulam-south/free-ewaste-pickup-kochi/</text:p>
      <text:p text:style-name="Standard">https://ewastekochi.com/locations/muvattupuzha/battery-recycling-kochi/</text:p>
      <text:p text:style-name="Standard">https://www.ewastekochi.com/blogs/recycling/how-to-run-an-office-electronics-recycling-drive-in-thrippunithura-kochi/</text:p>
      <text:p text:style-name="Standard">https://ewastekochi.com/locations/kalady/mobile-recycling-kochi/</text:p>
      <text:p text:style-name="Standard">https://ewastekochi.com/locations/kollam/certificate-of-destruction-kochi/</text:p>
      <text:p text:style-name="Standard">https://ewastekochi.com/locations/vyttila/server-recycling-kochi/</text:p>
      <text:p text:style-name="Standard">https://ewastekochi.com/locations/angamaly/e-waste-recycling-kochi/</text:p>
      <text:p text:style-name="Standard">https://ewastekochi.com/locations/kalady/e-waste-recycling-kochi/</text:p>
      <text:p text:style-name="Standard">https://ewastekochi.com/locations/kottayam/battery-recycling-kochi/</text:p>
      <text:p text:style-name="Standard">https://ewastekochi.com/blog/laptop-resale-value-2026.html</text:p>
      <text:p text:style-name="Standard">https://ewastekochi.com/locations/edappally/mobile-recycling-kochi/</text:p>
      <text:p text:style-name="Standard">https://ewastekochi.com/locations/palarivattom/</text:p>
      <text:p text:style-name="Standard">https://ewastekochi.com/locations/perumbavoor/e-waste-recycling-kochi/</text:p>
      <text:p text:style-name="Standard">https://ewastekochi.com/blogs/government-rules/how-to-verify-a-kspcb-authorized-recycler-in-infopark-kochi/</text:p>
      <text:p text:style-name="Standard">https://ewastekochi.com/locations/kollam/mobile-recycling-kochi/</text:p>
      <text:p text:style-name="Standard">https://ewastekochi.com/locations/palarivattom/corporate-ewaste-kochi/</text:p>
      <text:p text:style-name="Standard">https://ewastekochi.com/locations/vyttila/free-ewaste-pickup-kochi/</text:p>
      <text:p text:style-name="Standard">https://ewastekochi.com/locations/muvattupuzha/free-ewaste-pickup-kochi/</text:p>
      <text:p text:style-name="Standard">https://ewastekochi.com/itad-kochi.html</text:p>
      <text:p text:style-name="Standard">https://ewastekochi.com/locations/angamaly/ups-inverter-recycling-kochi/</text:p>
      <text:p text:style-name="Standard"><text:soft-page-break/>https://www.ewastekochi.com/locations/thrikkakara</text:p>
      <text:p text:style-name="Standard">https://ewastekochi.com/blogs/corporate-itad/data-centre-refresh-and-retirement-planning-in-kottayam/</text:p>
      <text:p text:style-name="Standard">https://ewastekochi.com/locations/aluva/data-destruction-kochi/</text:p>
      <text:p text:style-name="Standard">https://ewastekochi.com/blogs/environmental-impact/what-happens-when-electronics-reach-landfills-in-kozhikode/</text:p>
      <text:p text:style-name="Standard">https://www.ewastekochi.com/blogs/data-destruction/server-drive-sanitization-in-edappally-kochi-for-itad-projects/</text:p>
      <text:p text:style-name="Standard">https://ewastekochi.com/blogs/environmental-impact/why-recycle-electronics-in-kottayam-the-local-impact/</text:p>
      <text:p text:style-name="Standard">https://www.ewastekochi.com/blogs/government-rules/e-waste-rules-2022-for-businesses-in-kozhikode/</text:p>
      <text:p text:style-name="Standard">https://www.ewastekochi.com/blogs/recycling/laptop-recycling-in-kollam-reuse-buyback-or-scrap/</text:p>
      <text:p text:style-name="Standard">https://ewastekochi.com/locations/edappally/network-equipment-disposal-kochi/</text:p>
      <text:p text:style-name="Standard">https://ewastekochi.com/blogs/laptop-disposal/macbook-buyback-in-kottayam-when-to-resell-vs-recycle/</text:p>
      <text:p text:style-name="Standard">https://ewastekochi.com/blogs/battery-recycling/office-battery-pickup-in-thiruvananthapuram-how-to-stage-mixed-loads/</text:p>
      <text:p text:style-name="Standard">https://ewastekochi.com/locations/vyttila/data-destruction-kochi/</text:p>
      <text:p text:style-name="Standard">https://www.ewastekochi.com/blogs/government-rules/school-and-hospital-e-waste-compliance-in-kozhikode/</text:p>
      <text:p text:style-name="Standard">https://ewastekochi.com/locations/willingdon-island/ups-inverter-recycling-kochi/</text:p>
      <text:p text:style-name="Standard">https://ewastekochi.com/blogs/disposal/where-to-dispose-old-laptops-in-kollam-free-pickup-guide/</text:p>
      <text:p text:style-name="Standard">https://ewastekochi.com/blogs/itad-process/nist-800-88-vs-dod-5220-22-m-which-standard-to-choose-in-vyttila-kochi/</text:p>
      <text:p text:style-name="Standard">https://ewastekochi.com/locations/maradu/itad-kochi/</text:p>
      <text:p text:style-name="Standard">https://ewastekochi.com/locations/smart-city-kochi/hard-drive-shredding-kochi/</text:p>
      <text:p text:style-name="Standard">https://ewastekochi.com/locations/kadavanthra/e-waste-recycling-kochi/</text:p>
      <text:p text:style-name="Standard">https://ewastekochi.com/locations/smart-city-kochi/itad-kochi/</text:p>
      <text:p text:style-name="Standard">https://ewastekochi.com/locations/malappuram/e-waste-recycling-kochi/</text:p>
      <text:p text:style-name="Standard">https://ewastekochi.com/locations/willingdon-island/e-waste-recycling-kochi/</text:p>
      <text:p text:style-name="Standard">https://ewastekochi.com/blogs/recycling/laptop-recycling-in-infopark-kochi-reuse-buyback-or-scrap/</text:p>
      <text:p text:style-name="Standard">https://ewastekochi.com/locations/kozhikode/data-destruction-kochi/</text:p>
      <text:p text:style-name="Standard">https://ewastekochi.com/locations/smart-city-kochi/e-waste-recycling-kochi/</text:p>
      <text:p text:style-name="Standard">https://ewastekochi.com/locations/smart-city-kochi/data-destruction-kochi/</text:p>
      <text:p text:style-name="Standard">https://ewastekochi.com/locations/malappuram/itad-kochi/</text:p>
      <text:p text:style-name="Standard">https://ewastekochi.com/locations/kakkanad/hard-drive-shredding-kochi/</text:p>
      <text:p text:style-name="Standard">https://ewastekochi.com/locations/kannur/network-equipment-disposal-kochi/</text:p>
      <text:p text:style-name="Standard">https://ewastekochi.com/locations/kothamangalam/network-equipment-disposal-kochi/</text:p>
      <text:p text:style-name="Standard">https://ewastekochi.com/blogs/itad-process/the-ultimate-server-decommissioning-checklist-for-data-centres-in-kalamassery-kochi/</text:p>
      <text:p text:style-name="Standard">https://ewastekochi.com/locations/ernakulam-south/certificate-of-destruction-kochi/</text:p>
      <text:p text:style-name="Standard">https://ewastekochi.com/locations/kalamassery/free-ewaste-pickup-kochi/</text:p>
      <text:p text:style-name="Standard">https://ewastekochi.com/locations/infopark-kochi/corporate-ewaste-kochi/</text:p>
      <text:p text:style-name="Standard">https://ewastekochi.com/buyback/laptops/sell-dell-latitude-5419-kochi.html</text:p>
      <text:p text:style-name="Standard">https://ewastekochi.com/locations/palarivattom/data-destruction-kochi/</text:p>
      <text:p text:style-name="Standard">https://ewastekochi.com/contact.html</text:p>
      <text:p text:style-name="Standard">https://ewastekochi.com/locations/ewaste-682075.html</text:p>
      <text:p text:style-name="Standard">https://ewastekochi.com/locations/kalamassery/mobile-recycling-kochi/</text:p>
      <text:p text:style-name="Standard">https://ewastekochi.com/locations/kannur/tv-monitor-recycling-kochi/</text:p>
      <text:p text:style-name="Standard">https://ewastekochi.com/locations/maradu/free-ewaste-pickup-kochi/</text:p>
      <text:p text:style-name="Standard"><text:soft-page-break/>https://ewastekochi.com/locations/thiruvananthapuram/server-recycling-kochi/</text:p>
      <text:p text:style-name="Standard">https://ewastekochi.com/locations/thiruvananthapuram/ups-inverter-recycling-kochi/</text:p>
      <text:p text:style-name="Standard">https://www.ewastekochi.com/blogs/laptop-disposal/</text:p>
      <text:p text:style-name="Standard">https://ewastekochi.com/blogs/disposal/where-to-dispose-old-laptops-in-vyttila-kochi-free-pickup-guide/</text:p>
      <text:p text:style-name="Standard">https://ewastekochi.com/locations/aluva/air-conditioner-recycling-kochi/</text:p>
      <text:p text:style-name="Standard">https://ewastekochi.com/locations/fort-kochi/air-conditioner-recycling-kochi/</text:p>
      <text:p text:style-name="Standard">https://ewastekochi.com/locations/palakkad/tv-monitor-recycling-kochi/</text:p>
      <text:p text:style-name="Standard">https://ewastekochi.com/locations/thrissur/e-waste-recycling-kochi/</text:p>
      <text:p text:style-name="Standard">https://ewastekochi.com/blogs/battery-recycling/ups-and-inverter-battery-disposal-in-thiruvananthapuram/</text:p>
      <text:p text:style-name="Standard">https://ewastekochi.com/blogs/scrap-electronics/electronics-price-factors-in-kottayam-why-two-loads-get-different-rates/</text:p>
      <text:p text:style-name="Standard">https://ewastekochi.com/buyback/laptops/sell-dell-latitude-5472-kochi.html</text:p>
      <text:p text:style-name="Standard">https://ewastekochi.com/buyback/laptops/sell-hp-elitebook-879-kochi</text:p>
      <text:p text:style-name="Standard">https://ewastekochi.com/locations/aluva/laptop-buyback-kochi/</text:p>
      <text:p text:style-name="Standard">https://ewastekochi.com/locations/angamaly/battery-recycling-kochi/</text:p>
      <text:p text:style-name="Standard">https://ewastekochi.com/locations/ewaste-682085</text:p>
      <text:p text:style-name="Standard">https://ewastekochi.com/locations/kakkanad/corporate-ewaste-kochi/</text:p>
      <text:p text:style-name="Standard">https://ewastekochi.com/locations/kalady/battery-recycling-kochi/</text:p>
      <text:p text:style-name="Standard">https://ewastekochi.com/locations/kalady/itad-kochi/</text:p>
      <text:p text:style-name="Standard">https://ewastekochi.com/locations/kalady/server-recycling-kochi/</text:p>
      <text:p text:style-name="Standard">https://ewastekochi.com/locations/kalady/tv-monitor-recycling-kochi/</text:p>
      <text:p text:style-name="Standard">https://ewastekochi.com/locations/kalamassery/server-recycling-kochi/</text:p>
      <text:p text:style-name="Standard">https://ewastekochi.com/locations/kannur/hard-drive-shredding-kochi/</text:p>
      <text:p text:style-name="Standard">https://ewastekochi.com/locations/north-paravur/tv-monitor-recycling-kochi/</text:p>
      <text:p text:style-name="Standard">https://ewastekochi.com/locations/thrissur/itad-kochi/</text:p>
      <text:p text:style-name="Standard">https://ewastekochi.com/locations/thrissur/mobile-recycling-kochi/</text:p>
      <text:p text:style-name="Standard">https://ewastekochi.com/locations/thrissur/tv-monitor-recycling-kochi/</text:p>
      <text:p text:style-name="Standard">https://ewastekochi.com/blogs/scrap-electronics/server-scrap-buyers-in-thrippunithura-kochi-recovering-more-from-old-racks/</text:p>
      <text:p text:style-name="Standard">https://ewastekochi.com/buyback/laptops/sell-dell-latitude-5496-kochi.html</text:p>
      <text:p text:style-name="Standard">https://ewastekochi.com/locations/aluva/mobile-recycling-kochi/</text:p>
      <text:p text:style-name="Standard">https://ewastekochi.com/locations/angamaly/free-ewaste-pickup-kochi/</text:p>
      <text:p text:style-name="Standard">https://ewastekochi.com/locations/ernakulam-south/battery-recycling-kochi/</text:p>
      <text:p text:style-name="Standard">https://ewastekochi.com/locations/ewaste-682146.html</text:p>
      <text:p text:style-name="Standard">https://ewastekochi.com/locations/thrissur/air-conditioner-recycling-kochi/</text:p>
      <text:p text:style-name="Standard">https://ewastekochi.com/locations/thrissur/hard-drive-shredding-kochi/</text:p>
      <text:p text:style-name="Standard">https://ewastekochi.com/blogs/itad-process/nist-800-88-vs-dod-5220-22-m-which-standard-to-choose-in-kalamassery-kochi/</text:p>
      <text:p text:style-name="Standard">https://ewastekochi.com/locations/ewaste-682001.html</text:p>
      <text:p text:style-name="Standard">https://ewastekochi.com/locations/kadavanthra/corporate-ewaste-kochi/</text:p>
      <text:p text:style-name="Standard">https://ewastekochi.com/locations/kadavanthra/free-ewaste-pickup-kochi/</text:p>
      <text:p text:style-name="Standard">https://ewastekochi.com/locations/kadavanthra/mobile-recycling-kochi/</text:p>
      <text:p text:style-name="Standard">https://ewastekochi.com/locations/kalamassery-hitech-park/e-waste-recycling-kochi/</text:p>
      <text:p text:style-name="Standard">https://ewastekochi.com/locations/kannur/old-computer-disposal/</text:p>
      <text:p text:style-name="Standard">https://ewastekochi.com/locations/kottayam/corporate-ewaste-kochi/</text:p>
      <text:p text:style-name="Standard">https://ewastekochi.com/locations/maradu/corporate-ewaste-kochi/</text:p>
      <text:p text:style-name="Standard">https://ewastekochi.com/locations/palarivattom/itad-kochi/</text:p>
      <text:p text:style-name="Standard">https://ewastekochi.com/services/ups-inverter-recycling-kochi/</text:p>
      <text:p text:style-name="Standard">https://ewastekochi.com/locations/aluva/ups-inverter-recycling-kochi/</text:p>
      <text:p text:style-name="Standard">https://ewastekochi.com/locations/ewaste-682024.html</text:p>
      <text:p text:style-name="Standard"><text:soft-page-break/>https://ewastekochi.com/locations/kottayam/itad-kochi/</text:p>
      <text:p text:style-name="Standard">https://ewastekochi.com/locations/perumbavoor/server-recycling-kochi/</text:p>
      <text:p text:style-name="Standard">https://ewastekochi.com/ml/locations/ewaste-682121.html</text:p>
      <text:p text:style-name="Standard">https://ewastekochi.com/blogs/battery-recycling/phone-battery-recycling-in-thrippunithura-kochi-what-to-do-with-loose-cells/</text:p>
      <text:p text:style-name="Standard">https://ewastekochi.com/faq.html</text:p>
      <text:p text:style-name="Standard">https://ewastekochi.com/itad-kochi</text:p>
      <text:p text:style-name="Standard">https://ewastekochi.com/locations/angamaly/mobile-recycling-kochi/</text:p>
      <text:p text:style-name="Standard">https://ewastekochi.com/locations/fort-kochi/mobile-recycling-kochi/</text:p>
      <text:p text:style-name="Standard">https://ewastekochi.com/locations/kalamassery-hitech-park/server-recycling-kochi/</text:p>
      <text:p text:style-name="Standard">https://ewastekochi.com/locations/kollam/network-equipment-disposal-kochi/</text:p>
      <text:p text:style-name="Standard">https://ewastekochi.com/locations/maradu/server-recycling-kochi/</text:p>
      <text:p text:style-name="Standard">https://ewastekochi.com/locations/palakkad/air-conditioner-recycling-kochi/</text:p>
      <text:p text:style-name="Standard">https://ewastekochi.com/locations/thiruvananthapuram/mobile-recycling-kochi/</text:p>
      <text:p text:style-name="Standard">https://ewastekochi.com/locations/thrikkakara/hard-drive-shredding-kochi/</text:p>
      <text:p text:style-name="Standard">https://ewastekochi.com/locations/thrippunithura/free-ewaste-pickup-kochi/</text:p>
      <text:p text:style-name="Standard">https://ewastekochi.com/locations/willingdon-island/printer-recycling-kochi/</text:p>
      <text:p text:style-name="Standard">https://www.ewastekochi.com/blogs/disposal/corporate-e-waste-clearance-checklist-for-kottayam/</text:p>
      <text:p text:style-name="Standard">https://www.ewastekochi.com/blogs/environmental-impact/why-recycle-electronics-in-infopark-kochi-the-local-impact/</text:p>
      <text:p text:style-name="Standard">https://ewastekochi.com/blogs/mobile-recycling/damaged-phone-recycling-in-kozhikode-what-still-counts-as-value/</text:p>
      <text:p text:style-name="Standard">https://ewastekochi.com/blogs/mobile-recycling/same-day-mobile-pickup-in-vyttila-kochi-for-shops-and-offices/</text:p>
      <text:p text:style-name="Standard">https://ewastekochi.com/buyback/laptops/sell-hp-elitebook-872-kochi.html</text:p>
      <text:p text:style-name="Standard">https://ewastekochi.com/industries/banks-financial-data-destruction.html</text:p>
      <text:p text:style-name="Standard">https://ewastekochi.com/locations/fort-kochi/hard-drive-shredding-kochi/</text:p>
      <text:p text:style-name="Standard">https://ewastekochi.com/locations/fort-kochi/tv-monitor-recycling-kochi/</text:p>
      <text:p text:style-name="Standard">https://ewastekochi.com/locations/kalamassery-hitech-park/corporate-ewaste-kochi/</text:p>
      <text:p text:style-name="Standard">https://ewastekochi.com/locations/kalamassery/battery-recycling-kochi/</text:p>
      <text:p text:style-name="Standard">https://ewastekochi.com/locations/kalamassery/tv-monitor-recycling-kochi/</text:p>
      <text:p text:style-name="Standard">https://ewastekochi.com/locations/kannur/mobile-recycling-kochi/</text:p>
      <text:p text:style-name="Standard">https://ewastekochi.com/locations/kothamangalam/battery-recycling-kochi/</text:p>
      <text:p text:style-name="Standard">https://ewastekochi.com/locations/kottayam/tv-monitor-recycling-kochi/</text:p>
      <text:p text:style-name="Standard">https://ewastekochi.com/locations/thrikkakara/free-ewaste-pickup-kochi/</text:p>
      <text:p text:style-name="Standard">https://ewastekochi.com/locations/thrissur/free-ewaste-pickup-kochi/</text:p>
      <text:p text:style-name="Standard">https://ewastekochi.com/locations/vyttila/air-conditioner-recycling-kochi/</text:p>
      <text:p text:style-name="Standard">https://ewastekochi.com/terms/</text:p>
      <text:p text:style-name="Standard">https://ewastekochi.com/blogs/battery-recycling/solar-battery-disposal-in-thiruvananthapuram-practical-steps-for-safe-collection/</text:p>
      <text:p text:style-name="Standard">https://ewastekochi.com/locations/kothamangalam/free-ewaste-pickup-kochi/</text:p>
      <text:p text:style-name="Standard">https://ewastekochi.com/locations/muvattupuzha/</text:p>
      <text:p text:style-name="Standard">https://ewastekochi.com/locations/palarivattom/ups-inverter-recycling-kochi/</text:p>
      <text:p text:style-name="Standard">https://ewastekochi.com/locations/perumbavoor/network-equipment-disposal-kochi/</text:p>
      <text:p text:style-name="Standard">https://www.ewastekochi.com/locations/palakkad/hard-drive-degaussing-kochi</text:p>
      <text:p text:style-name="Standard">https://ewastekochi.com/blogs/battery-recycling/how-to-store-batteries-before-pickup-in-thrippunithura-kochi/</text:p>
      <text:p text:style-name="Standard">https://ewastekochi.com/blogs/disposal/how-to-dispose-mixed-household-e-waste-in-kollam/</text:p>
      <text:p text:style-name="Standard">https://ewastekochi.com/blogs/government-rules/e-waste-rules-2022-for-businesses-in-kozhikode/</text:p>
      <text:p text:style-name="Standard">https://ewastekochi.com/buyback/laptops/sell-dell-latitude-5413-kochi.html</text:p>
      <text:p text:style-name="Standard">https://ewastekochi.com/locations/ernakulam-south/air-conditioner-recycling-kochi/</text:p>
      <text:p text:style-name="Standard">https://ewastekochi.com/locations/infopark-kochi/dpdp-act-compliance-kochi/</text:p>
      <text:p text:style-name="Standard"><text:soft-page-break/>https://ewastekochi.com/locations/kalady/corporate-ewaste-kochi/</text:p>
      <text:p text:style-name="Standard">https://ewastekochi.com/locations/kollam/free-ewaste-pickup-kochi/</text:p>
      <text:p text:style-name="Standard">https://ewastekochi.com/locations/maradu/tv-monitor-recycling-kochi/</text:p>
      <text:p text:style-name="Standard">https://ewastekochi.com/locations/perumbavoor/ups-inverter-recycling-kochi/</text:p>
      <text:p text:style-name="Standard">https://www.ewastekochi.com/blogs/government-rules/dpdp-act-and-retired-devices-in-vyttila-kochi-what-changes-for-disposal/</text:p>
      <text:p text:style-name="Standard">https://ewastekochi.com/locations/edappally/e-waste-recycling-kochi</text:p>
      <text:p text:style-name="Standard">https://ewastekochi.com/locations/smart-city-kochi/corporate-ewaste-kochi/</text:p>
      <text:p text:style-name="Standard">https://ewastekochi.com/locations/fort-kochi/corporate-ewaste-kochi/</text:p>
      <text:p text:style-name="Standard">https://www.ewastekochi.com/blogs/data-destruction/server-drive-sanitization-in-kollam-for-itad-projects/</text:p>
      <text:p text:style-name="Standard">https://www.ewastekochi.com/blogs/government-rules/how-to-verify-a-kspcb-authorized-recycler-in-thrippunithura-kochi/</text:p>
      <text:p text:style-name="Standard">https://ewastekochi.com/blogs/environmental-impact/why-recycle-electronics-in-infopark-kochi-the-local-impact/</text:p>
      <text:p text:style-name="Standard">https://ewastekochi.com/blogs/battery-recycling/how-to-store-batteries-before-pickup-in-vyttila-kochi/</text:p>
      <text:p text:style-name="Standard">https://ewastekochi.com/locations/kalamassery/certificate-of-destruction-kochi/</text:p>
      <text:p text:style-name="Standard">https://ewastekochi.com/locations/thrissur/data-destruction-kochi/</text:p>
      <text:p text:style-name="Standard">https://www.ewastekochi.com/locations/infopark-kochi/</text:p>
      <text:p text:style-name="Standard">https://ewastekochi.com/locations/kakkanad/itad-kochi/</text:p>
      <text:p text:style-name="Standard">https://ewastekochi.com/locations/kalady/data-destruction-kochi/</text:p>
      <text:p text:style-name="Standard">https://www.ewastekochi.com/locations/ernakulam-south/hard-drive-destruction-kochi</text:p>
      <text:p text:style-name="Standard">https://ewastekochi.com/locations/edappally/itad-kochi/</text:p>
      <text:p text:style-name="Standard">https://ewastekochi.com/locations/ernakulam-south/corporate-ewaste-kochi/</text:p>
      <text:p text:style-name="Standard">https://ewastekochi.com/locations/thrissur/certificate-of-destruction-kochi/</text:p>
      <text:p text:style-name="Standard">https://ewastekochi.com/locations/kothamangalam/itad-kochi/</text:p>
      <text:p text:style-name="Standard">https://ewastekochi.com/locations/ewaste-682079.html</text:p>
      <text:p text:style-name="Standard">https://ewastekochi.com/locations/ernakulam-south/dpdp-act-compliance-kochi/</text:p>
      <text:p text:style-name="Standard">https://ewastekochi.com/locations/angamaly/itad-kochi/</text:p>
      <text:p text:style-name="Standard">https://ewastekochi.com/locations/thiruvananthapuram/dpdp-act-compliance-kochi/</text:p>
      <text:p text:style-name="Standard">https://ewastekochi.com/locations/palakkad/e-waste-recycling-kochi/</text:p>
      <text:p text:style-name="Standard">https://ewastekochi.com/locations/kothamangalam/certificate-of-destruction-kochi/</text:p>
      <text:p text:style-name="Standard">https://ewastekochi.com/locations/thiruvananthapuram/itad-kochi/</text:p>
      <text:p text:style-name="Standard">https://ewastekochi.com/laptop-recycling-near-me/</text:p>
      <text:p text:style-name="Standard">https://ewastekochi.com/locations/aluva/itad-kochi/</text:p>
      <text:p text:style-name="Standard">https://ewastekochi.com/locations/kakkanad/certificate-of-destruction-kochi/</text:p>
      <text:p text:style-name="Standard">https://ewastekochi.com/locations/kakkanad/network-equipment-disposal-kochi/</text:p>
      <text:p text:style-name="Standard">https://ewastekochi.com/locations/ernakulam-south/data-destruction-kochi/</text:p>
      <text:p text:style-name="Standard">https://ewastekochi.com/locations/ernakulam-south/server-recycling-kochi/</text:p>
      <text:p text:style-name="Standard">https://ewastekochi.com/locations/kalamassery-hitech-park/data-destruction-kochi/</text:p>
      <text:p text:style-name="Standard">https://ewastekochi.com/locations/kottayam/dpdp-act-compliance-kochi/</text:p>
      <text:p text:style-name="Standard">https://ewastekochi.com/locations/kannur/data-destruction-kochi/</text:p>
      <text:p text:style-name="Standard">https://ewastekochi.com/locations/kozhikode/hard-drive-shredding-kochi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1:36:31.880361764</meta:creation-date>
    <dc:date>2026-04-22T01:37:36.953122578</dc:date>
    <meta:editing-duration>PT1M5S</meta:editing-duration>
    <meta:editing-cycles>1</meta:editing-cycles>
    <meta:document-statistic meta:table-count="0" meta:image-count="0" meta:object-count="0" meta:page-count="5" meta:paragraph-count="219" meta:word-count="219" meta:character-count="16276" meta:non-whitespace-character-count="16276"/>
    <meta:generator>LibreOffice/7.3.7.2$Linux_X86_64 LibreOffice_project/30$Build-2</meta:generator>
  </office:meta>
</office:document-meta>
</file>